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50000">
            <text:p>250000</text:p>
          </table:table-cell>
          <table:table-cell table:formula="of:= [.B1] / [.A1]" office:value-type="float" office:value="250000">
            <text:p>25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table:formula="of:= [.B2] / [.A2]" office:value-type="float" office:value="250000">
            <text:p>25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000">
            <text:p>1000000</text:p>
          </table:table-cell>
          <table:table-cell table:formula="of:= [.B3] / [.A3]" office:value-type="float" office:value="333333.333333333">
            <text:p>333333.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0000">
            <text:p>2000000</text:p>
          </table:table-cell>
          <table:table-cell table:formula="of:= [.B4] / [.A4]" office:value-type="float" office:value="400000">
            <text:p>4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00000">
            <text:p>4000000</text:p>
          </table:table-cell>
          <table:table-cell table:formula="of:= [.B5] / [.A5]" office:value-type="float" office:value="400000">
            <text:p>40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000">
            <text:p>6000000</text:p>
          </table:table-cell>
          <table:table-cell table:formula="of:= [.B6] / [.A6]" office:value-type="float" office:value="461538.461538462">
            <text:p>461538.4615384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0000">
            <text:p>8000000</text:p>
          </table:table-cell>
          <table:table-cell table:formula="of:= [.B7] / [.A7]" office:value-type="float" office:value="500000">
            <text:p>500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00000">
            <text:p>10000000</text:p>
          </table:table-cell>
          <table:table-cell table:formula="of:= [.B8] / [.A8]" office:value-type="float" office:value="555555.555555556">
            <text:p>555555.55555555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6:04:32</meta:creation-date>
    <dc:date>2015-02-10T16:26:53</dc:date>
    <meta:editing-duration>PT7M11S</meta:editing-duration>
    <meta:editing-cycles>1</meta:editing-cycles>
    <meta:document-statistic meta:table-count="3" meta:cell-count="24" meta:object-count="0"/>
    <meta:generator>LibreOffice/3.5$Linux_x86 LibreOffice_project/350m1$Build-2</meta:generator>
  </office:meta>
</office:document-meta>
</file>